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xemple MVVM &amp; UserControl</text:p>
      <text:p text:style-name="Standard"/>
      <text:p text:style-name="Standard">MainWindowView</text:p>
      <text:p text:style-name="Standard">Avec un UserControl UcExemple1View par défaut dans la MainWindow</text:p>
      <text:p text:style-name="Standard"/>
      <text:p text:style-name="Standard"/>
      <text:p text:style-name="Standard">Dans app.xaml, lier le View au ViewModel correspondant </text:p>
      <text:p text:style-name="Standard"/>
      <text:p text:style-name="Standard"/>
      <text:p text:style-name="Standard">MainWindowViewModel</text:p>
      <text:p text:style-name="Standard"/>
      <text:p text:style-name="Standard">la classe possède un attribut CurrentVM (le view model &amp; UserControl <text:s/>qui doit être affiché)</text:p>
      <text:p text:style-name="Standard">et une méthode Navigator (pour changer de CurrentVM)</text:p>
      <text:p text:style-name="Standard"/>
      <text:p text:style-name="Standard">UcExemple1View et UcExemple2View possède chacun un bouton pour passer de l'un à l'autre User control</text:p>
      <text:p text:style-name="Standard"/>
      <text:p text:style-name="Standard">Si l'on veut passer de UcExemple1View à UcExemple2View</text:p>
      <text:p text:style-name="Standard">lorsque l'on clique sur le bouton, ou est bindé la commande « NavigateExemple2Command »</text:p>
      <text:p text:style-name="Standard"/>
      <text:p text:style-name="Standard">cette commande va dans le constructeur être instancié avec en paramètre 2 méthodes :</text:p>
      <text:p text:style-name="Standard"><text:s/>CanDisplayMessage() ==&gt; qui dit si l'on peut envoyer le message pour passer au UcExemple2View</text:p>
      <text:p text:style-name="Standard"/>
      <text:p text:style-name="Standard">SendNaviguateExemple2 :</text:p>
      <text:p text:style-name="Standard">lui <text:s/>va instancié un « message » <text:s/>Exemple2Message, présent dans le dossier « Lib »</text:p>
      <text:p text:style-name="Standard"/>
      <text:p text:style-name="Standard">Ce message sera ensuite écouté par le Navigator du MainViewModel</text:p>
      <text:p text:style-name="Standard">Dans le Navigator,</text:p>
      <text:p text:style-name="Standard">le message sera traité pour que le ServiceLocator en fonction du message renvoie le ViewModel correspondant, ensuite l'attribut CurrentVM est modifié par ce ViewModel, et ainsi s'affiche dans le UserControl de MainViewModel → UcExemple2View</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6-06T16:19:21.90</meta:creation-date>
    <meta:document-statistic meta:table-count="0" meta:image-count="0" meta:object-count="0" meta:page-count="1" meta:paragraph-count="17" meta:word-count="175" meta:character-count="1168"/>
    <dc:date>2018-06-06T16:43:57.67</dc:date>
    <meta:editing-duration>PT9M15S</meta:editing-duration>
    <meta:editing-cycles>1</meta:editing-cycles>
    <meta:generator>OpenOffice/4.1.5$Win32 OpenOffice.org_project/415m1$Build-9789</meta:generator>
  </office:meta>
</office:document-meta>
</file>